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1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1" table:formula="oooc:=SUM([.K9:.K320])" office:value-type="float" office:value="7511">
            <text:p>7511</text:p>
          </table:table-cell>
          <table:table-cell table:style-name="ce2" table:formula="oooc:=SUM([.L9:.L320])" office:value-type="float" office:value="10390">
            <text:p>10390</text:p>
          </table:table-cell>
          <table:table-cell table:style-name="ce3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- wielolinijkowe msgid/msgstr</text:p>
          </table:table-cell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2010-02-21</text:date>, <text:time>23:30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2-21T23:30:18</dc:date>
    <dc:language>pl-PL</dc:language>
    <meta:editing-cycles>13</meta:editing-cycles>
    <meta:editing-duration>PT2H43M9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244"/>
  </office:meta>
</office:document-meta>
</file>